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152cm" style:rel-column-width="10874*"/>
    </style:style>
    <style:style style:name="Table1.B" style:family="table-column">
      <style:table-column-properties style:column-width="15.849cm" style:rel-column-width="54661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3015.png" xlink:type="simple" xlink:show="embed" xlink:actuate="onLoad"/></draw:frame></text:p>
          </table:table-cell>
          <table:table-cell table:style-name="Table1.B1" office:value-type="string">
            <text:h text:style-name="P5" text:outline-level="1">Уровень неподсоединённых портов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 <text:span text:style-name="T3">C</text:span><text:span text:style-name="T2">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cm" svg:height="1.799cm" draw:z-index="1"><draw:image xlink:href="../images/301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Данный блок позволяет подключить <text:span text:style-name="T1">все</text:span> неподключенные порты всех блоков <text:span text:style-name="T2">данного вроекта </text:span>к единому источнику. Для этого необходимо поместить на схему блок и соединить его с выходом источника.</text:p>
            <text:p text:style-name="P2">Наиболее часто блок используется в больших схемах для задания нулевого (равного <text:span text:style-name="T1">0</text:span>) сигнала как входящего по умолчанию на все неиспользуемые порты всех блоков.</text:p>
            <text:p text:style-name="P2"><text:span text:style-name="T4">Свойства</text:span>: для работы блока задавать параметры не требуется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ровень неподсоединённых портов</dc:title>
    <dc:date>2014-12-09T16:26:33.90</dc:date>
    <meta:generator>OpenOffice/4.1.1$Win32 OpenOffice.org_project/411m6$Build-9775</meta:generator>
    <meta:editing-duration>PT2H11M49S</meta:editing-duration>
    <meta:editing-cycles>81</meta:editing-cycles>
    <meta:document-statistic meta:table-count="1" meta:image-count="2" meta:object-count="0" meta:page-count="1" meta:paragraph-count="9" meta:word-count="70" meta:character-count="476"/>
  </office:meta>
</office:document-meta>
</file>